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.051cm" draw:marker-start-width="0.276cm" draw:marker-end-width="0.276cm" draw:fill="solid" draw:fill-color="#99ccff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0.635cm"/>
    </style:style>
    <style:style style:name="gr7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ize="18pt" fo:font-style="italic" style:font-style-asian="italic" style:font-style-complex="italic"/>
    </style:style>
    <style:style style:name="T1" style:family="text">
      <style:text-properties fo:font-size="18pt" fo:font-style="italic" style:font-style-asian="italic" style:font-style-complex="italic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2.54cm" svg:x="7.35cm" svg:y="6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175cm" svg:height="1.036cm" svg:x="7.016cm" svg:y="5.4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54cm" svg:height="3.81cm" svg:x="7.35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175cm" svg:height="1.705cm" svg:x="7.015cm" svg:y="4.1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7cm" svg:height="0.323cm" svg:x="9.225cm" svg:y="8.297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8.587cm" svg:y1="8.62cm" svg:x2="10.492cm" svg:y2="8.62cm">
          <text:p/>
        </draw:line>
        <draw:line draw:style-name="gr5" draw:text-style-name="P1" draw:layer="layout" svg:x1="9.857cm" svg:y1="8.285cm" svg:x2="10.492cm" svg:y2="8.285cm">
          <text:p/>
        </draw:line>
        <draw:frame draw:style-name="gr6" draw:text-style-name="P2" draw:layer="layout" svg:width="1.123cm" svg:height="1.055cm" svg:x="8.632cm" svg:y="5.61cm">
          <draw:text-box>
            <text:p><text:span text:style-name="T1">v</text:span></text:p>
          </draw:text-box>
        </draw:frame>
        <draw:line draw:style-name="gr7" draw:text-style-name="P1" draw:layer="layout" svg:x1="10.625cm" svg:y1="8.42cm" svg:x2="11.895cm" svg:y2="8.42cm">
          <text:p/>
        </draw:line>
        <draw:frame draw:style-name="gr6" draw:text-style-name="P2" draw:layer="layout" svg:width="3.81cm" svg:height="1.055cm" svg:x="10.595cm" svg:y="7.05cm">
          <draw:text-box>
            <text:p><text:span text:style-name="T1">q</text:span><text:span text:style-name="T2"> ex </text:span><text:span text:style-name="T1">= <text:s text:c="3"/></text:span></text:p>
          </draw:text-box>
        </draw:frame>
        <draw:frame draw:style-name="gr6" draw:text-style-name="P2" draw:layer="layout" svg:width="1.797cm" svg:height="1.055cm" svg:x="7.134cm" svg:y="4.112cm">
          <draw:text-box>
            <text:p><text:span text:style-name="T1">q</text:span><text:span text:style-name="T2"> in</text:span></text:p>
          </draw:text-box>
        </draw:frame>
        <draw:line draw:style-name="gr7" draw:text-style-name="P1" draw:layer="layout" svg:x1="7.885cm" svg:y1="5.11cm" svg:x2="7.885cm" svg:y2="6.38cm">
          <text:p/>
        </draw:line>
        <draw:frame draw:style-name="gr6" draw:text-style-name="P2" draw:layer="layout" svg:width="1.123cm" svg:height="1.055cm" svg:x="12.2cm" svg:y="6.695cm">
          <draw:text-box>
            <text:p><text:span text:style-name="T1">1</text:span></text:p>
          </draw:text-box>
        </draw:frame>
        <draw:frame draw:style-name="gr6" draw:text-style-name="P2" draw:layer="layout" svg:width="1.123cm" svg:height="1.055cm" svg:x="12.201cm" svg:y="7.496cm">
          <draw:text-box>
            <text:p><text:span text:style-name="T1">k</text:span></text:p>
          </draw:text-box>
        </draw:frame>
        <draw:line draw:style-name="gr5" draw:text-style-name="P1" draw:layer="layout" svg:x1="12.365cm" svg:y1="7.655cm" svg:x2="13cm" svg:y2="7.655cm">
          <text:p/>
        </draw:line>
        <draw:frame draw:style-name="gr6" draw:text-style-name="P2" draw:layer="layout" svg:width="1.123cm" svg:height="1.055cm" svg:x="13.133cm" svg:y="7.011cm">
          <draw:text-box>
            <text:p><text:span text:style-name="T1">v</text:span></text:p>
          </draw:text-box>
        </draw:frame>
        <draw:frame draw:style-name="gr6" draw:text-style-name="P2" draw:layer="layout" svg:width="1.123cm" svg:height="1.055cm" svg:x="12.859cm" svg:y="6.957cm">
          <draw:text-box>
            <text:p><text:span text:style-name="T1">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vid Kneis</meta:initial-creator>
    <meta:creation-date>2010-08-05T08:19:38</meta:creation-date>
    <meta:generator>OpenOffice.org/3.2$Linux OpenOffice.org_project/320m12$Build-9483</meta:generator>
    <dc:date>2011-12-01T18:46:11</dc:date>
    <dc:creator>David Kneis</dc:creator>
    <meta:editing-duration>PT08H39M16S</meta:editing-duration>
    <meta:editing-cycles>20</meta:editing-cycles>
    <meta:document-statistic meta:object-count="17"/>
  </office:meta>
</office:document-meta>
</file>